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8300000316DD22346B284A68ED.png" manifest:media-type="image/png"/>
  <manifest:file-entry manifest:full-path="Pictures/100000000000072E000003285B81A6EDC254479B.png" manifest:media-type="image/png"/>
  <manifest:file-entry manifest:full-path="Pictures/1000000000000581000002B5853336F9B565B5CC.png" manifest:media-type="image/png"/>
  <manifest:file-entry manifest:full-path="Pictures/1000000000000584000002AF3264099E880D9C23.png" manifest:media-type="image/png"/>
  <manifest:file-entry manifest:full-path="Pictures/1000000000000663000003221A89F57F442E49A3.png" manifest:media-type="image/png"/>
  <manifest:file-entry manifest:full-path="Pictures/100000000000058300000319D74E340E2156EF67.png" manifest:media-type="image/png"/>
  <manifest:file-entry manifest:full-path="Pictures/1000000000000583000002B676B32A3FA22194CA.png" manifest:media-type="image/png"/>
  <manifest:file-entry manifest:full-path="Pictures/1000000000000585000003186868929228CE90CD.png" manifest:media-type="image/png"/>
  <manifest:file-entry manifest:full-path="Pictures/100000000000058200000318A010CA5774C0E370.png" manifest:media-type="image/png"/>
  <manifest:file-entry manifest:full-path="Pictures/10000000000005810000031803D71D6B2F2EC512.png" manifest:media-type="image/png"/>
  <manifest:file-entry manifest:full-path="Pictures/100000000000058300000317CF69B36E83FE6934.png" manifest:media-type="image/png"/>
  <manifest:file-entry manifest:full-path="Pictures/10000000000005880000031A43F952C8ADC4EA9B.png" manifest:media-type="image/png"/>
  <manifest:file-entry manifest:full-path="Pictures/1000000000000583000003182A89354B55263F5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301cm" svg:y="6.371cm" presentation:class="title" presentation:user-transformed="true">
          <draw:text-box>
            <text:p text:style-name="P1"><text:span text:style-name="T1">JAVASCRIP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3" draw:layer="layout" svg:width="28.5cm" svg:height="16cm" svg:x="0cm" svg:y="0cm">
          <draw:image xlink:href="Pictures/100000000000072E000003285B81A6EDC25447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3" draw:layer="layout" svg:width="27.889cm" svg:height="15.75cm" svg:x="0.111cm" svg:y="0cm">
          <draw:image xlink:href="Pictures/1000000000000663000003221A89F57F442E49A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3" draw:layer="layout" svg:width="28cm" svg:height="15.75cm" svg:x="0cm" svg:y="0cm">
          <draw:image xlink:href="Pictures/1000000000000584000002AF3264099E880D9C2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3" draw:layer="layout" svg:width="28cm" svg:height="15.75cm" svg:x="0cm" svg:y="0cm">
          <draw:image xlink:href="Pictures/1000000000000581000002B5853336F9B565B5C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3" draw:layer="layout" svg:width="28cm" svg:height="15.75cm" svg:x="0cm" svg:y="0cm">
          <draw:image xlink:href="Pictures/1000000000000583000002B676B32A3FA22194C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1" draw:layer="layout" svg:width="25.199cm" svg:height="2.629cm" svg:x="1cm" svg:y="6cm" presentation:class="title" presentation:user-transformed="true">
          <draw:text-box>
            <text:p>DATA TYPES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3" draw:layer="layout" svg:width="28cm" svg:height="15.75cm" svg:x="0cm" svg:y="0cm">
          <draw:image xlink:href="Pictures/100000000000058300000316DD22346B284A68E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3" draw:layer="layout" svg:width="27.923cm" svg:height="15.719cm" svg:x="0.077cm" svg:y="0.031cm">
          <draw:image xlink:href="Pictures/1000000000000585000003186868929228CE90C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presentation:style-name="pr1" draw:layer="layout" svg:width="25.199cm" svg:height="2.629cm" svg:x="1.001cm" svg:y="6.001cm" presentation:class="title" presentation:user-transformed="true">
          <draw:text-box>
            <text:p>BOOLEAN OPERATORS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3" draw:layer="layout" svg:width="28cm" svg:height="15.75cm" svg:x="0cm" svg:y="0cm">
          <draw:image xlink:href="Pictures/100000000000058300000319D74E340E2156EF6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3" draw:layer="layout" svg:width="28cm" svg:height="15.719cm" svg:x="0cm" svg:y="0.031cm">
          <draw:image xlink:href="Pictures/100000000000058200000318A010CA5774C0E37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draw:frame presentation:style-name="pr1" draw:layer="layout" svg:width="25.199cm" svg:height="2.629cm" svg:x="1cm" svg:y="6cm" presentation:class="title" presentation:user-transformed="true">
          <draw:text-box>
            <text:p>BEGINNING OF JS</text:p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draw:frame draw:style-name="gr2" draw:text-style-name="P3" draw:layer="layout" svg:width="28cm" svg:height="15.719cm" svg:x="0cm" svg:y="0.031cm">
          <draw:image xlink:href="Pictures/10000000000005810000031803D71D6B2F2EC51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draw:frame draw:style-name="gr2" draw:text-style-name="P3" draw:layer="layout" svg:width="28cm" svg:height="15.75cm" svg:x="0cm" svg:y="0cm">
          <draw:image xlink:href="Pictures/100000000000058300000317CF69B36E83FE693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draw:frame draw:style-name="gr2" draw:text-style-name="P3" draw:layer="layout" svg:width="28cm" svg:height="15.75cm" svg:x="0cm" svg:y="0cm">
          <draw:image xlink:href="Pictures/10000000000005880000031A43F952C8ADC4EA9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draw:frame draw:style-name="gr2" draw:text-style-name="P3" draw:layer="layout" svg:width="28cm" svg:height="15.719cm" svg:x="0cm" svg:y="0.031cm">
          <draw:image xlink:href="Pictures/1000000000000583000003182A89354B55263F5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7T15:05:56.915000000</meta:creation-date>
    <dc:date>2021-12-07T16:42:51.567000000</dc:date>
    <meta:editing-duration>PT1H5M37S</meta:editing-duration>
    <meta:editing-cycles>16</meta:editing-cycles>
    <meta:generator>LibreOffice/7.2.2.2$Windows_X86_64 LibreOffice_project/02b2acce88a210515b4a5bb2e46cbfb63fe97d56</meta:generator>
    <meta:document-statistic meta:object-count="72"/>
  </office:meta>
</office:document-meta>
</file>